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8" style:family="table-row">
      <style:table-row-properties style:row-height="1.053cm" fo:break-before="auto" style:use-optimal-row-height="true"/>
    </style:style>
    <style:style style:name="ro19" style:family="table-row">
      <style:table-row-properties style:row-height="1.438cm" fo:break-before="auto" style:use-optimal-row-height="false"/>
    </style:style>
    <style:style style:name="ro12" style:family="table-row">
      <style:table-row-properties style:row-height="4.336cm" fo:break-before="auto" style:use-optimal-row-height="true"/>
    </style:style>
    <style:style style:name="ro13" style:family="table-row">
      <style:table-row-properties style:row-height="1.485cm" fo:break-before="auto" style:use-optimal-row-height="true"/>
    </style:style>
    <style:style style:name="ro14" style:family="table-row">
      <style:table-row-properties style:row-height="6.225cm" fo:break-before="auto" style:use-optimal-row-height="true"/>
    </style:style>
    <style:style style:name="ro15" style:family="table-row">
      <style:table-row-properties style:row-height="3.84cm" fo:break-before="auto" style:use-optimal-row-height="true"/>
    </style:style>
    <style:style style:name="ro16" style:family="table-row">
      <style:table-row-properties style:row-height="3.374cm" fo:break-before="auto" style:use-optimal-row-height="true"/>
    </style:style>
    <style:style style:name="ro17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5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0">
      <style:table-cell-properties fo:wrap-option="wrap" style:vertical-align="automatic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" style:font-name-complex="Arial1"/>
    </style:style>
    <style:style style:name="ce55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T1" style:family="text">
      <style:text-properties style:font-name-asian="Arial"/>
    </style:style>
    <style:style style:name="T2" style:family="text">
      <style:text-properties style:font-name="Arial" style:font-name-asian="Arial" style:font-name-complex="Arial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3-30" calcext:value-type="date">
            <text:p>30/03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Beatriz Brito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44"/>
        <table:table-column table:style-name="co9" table:default-cell-style-name="ce47"/>
        <table:table-column table:style-name="co10" table:default-cell-style-name="ce51"/>
        <table:table-column table:style-name="co11" table:default-cell-style-name="ce51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number-columns-repeated="2" table:default-cell-style-name="ce44"/>
        <table:table-column table:style-name="co1" table:number-columns-repeated="1015" table:default-cell-style-name="ce44"/>
        <table:table-row table:style-name="ro7">
          <table:table-cell table:number-columns-repeated="7"/>
          <table:table-cell table:style-name="ce55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5"/>
          <table:table-cell table:style-name="ce48" office:value-type="string" calcext:value-type="string">
            <text:p>Caso de Uso</text:p>
          </table:table-cell>
          <table:table-cell table:style-name="ce48" office:value-type="string" calcext:value-type="string">
            <text:p>Fluxo</text:p>
          </table:table-cell>
          <table:table-cell table:style-name="ce48" office:value-type="string" calcext:value-type="string">
            <text:p>Identificador</text:p>
          </table:table-cell>
          <table:table-cell table:style-name="ce52" office:value-type="string" calcext:value-type="string">
            <text:p>Cenário de Teste</text:p>
          </table:table-cell>
          <table:table-cell table:style-name="ce52" office:value-type="string" calcext:value-type="string">
            <text:p>Passos</text:p>
          </table:table-cell>
          <table:table-cell table:style-name="ce52" office:value-type="string" calcext:value-type="string">
            <text:p>Resultados esperados</text:p>
          </table:table-cell>
          <table:table-cell table:style-name="ce56" office:value-type="string" calcext:value-type="string">
            <text:p>Resultado da Execução</text:p>
          </table:table-cell>
          <table:table-cell table:style-name="ce56" office:value-type="string" calcext:value-type="string">
            <text:p>Observações da Execução</text:p>
          </table:table-cell>
          <table:table-cell table:style-name="ce45" table:number-columns-repeated="1015"/>
        </table:table-row>
        <table:table-row table:style-name="ro9">
          <table:table-cell table:style-name="ce45"/>
          <table:table-cell table:style-name="ce49" table:number-columns-spanned="8" table:number-rows-spanned="1"/>
          <table:covered-table-cell table:number-columns-repeated="7"/>
          <table:table-cell table:style-name="ce45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Emitir Lista Frequência</text:p>
          </table:table-cell>
          <table:table-cell table:style-name="ce50" office:value-type="string" calcext:value-type="string">
            <text:p>EMITIR</text:p>
          </table:table-cell>
          <table:table-cell table:style-name="ce50" office:value-type="string" calcext:value-type="string">
            <text:p>TC_008_01</text:p>
          </table:table-cell>
          <table:table-cell table:style-name="ce53" office:value-type="string" calcext:value-type="string">
            <text:p>Emitir relatório de frequência de todos os estagiários</text:p>
          </table:table-cell>
          <table:table-cell table:style-name="ce54" office:value-type="string" calcext:value-type="string">
            <text:p><text:span text:style-name="T1">1. Coordenador seleciona opção Frequência.</text:span></text:p>
            <text:p><text:span text:style-name="T1">2. Coordenador preenche os campos corretamente da seleção de turma.</text:span></text:p>
            <text:p><text:span text:style-name="T1">3. Coordenador seleciona a turma</text:span></text:p>
            <text:p><text:span text:style-name="T1">4. Coordenador seleciona dia que deseja gerar frequência</text:span></text:p>
            <text:p><text:span text:style-name="T1">5. Coordenador seleciona opção “Emitir relatório de frequência de todos os estagiários cadastrados</text:span></text:p>
          </table:table-cell>
          <table:table-cell table:style-name="ce53" office:value-type="string" calcext:value-type="string">
            <text:p>Sistema emite o relatório de frequência de todos os estagiários referente ao dia de pesquisa</text:p>
          </table:table-cell>
          <table:table-cell table:style-name="ce57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Emitir Lista Frequência</text:p>
          </table:table-cell>
          <table:table-cell table:style-name="ce50" office:value-type="string" calcext:value-type="string">
            <text:p>EMITIR</text:p>
          </table:table-cell>
          <table:table-cell table:style-name="ce50" office:value-type="string" calcext:value-type="string">
            <text:p>TC_008_02</text:p>
          </table:table-cell>
          <table:table-cell table:style-name="ce53" office:value-type="string" calcext:value-type="string">
            <text:p>Emitir Lista de Frequência de turma não existente </text:p>
          </table:table-cell>
          <table:table-cell table:style-name="ce54" office:value-type="string" calcext:value-type="string">
            <text:p><text:span text:style-name="T2">1. Coordenador seleciona opção Frequência.</text:span></text:p>
            <text:p><text:span text:style-name="T1">2. Coordenador preenche os campos da seleção de turma com turma não existente.</text:span></text:p>
          </table:table-cell>
          <table:table-cell table:style-name="ce53" office:value-type="string" calcext:value-type="string">
            <text:p>Sistema informa que turma referente a pesquisa não foi cadastrada no sistema</text:p>
          </table:table-cell>
          <table:table-cell table:style-name="ce57" table:number-columns-repeated="2"/>
          <table:table-cell table:style-name="ce46" table:number-columns-repeated="1015"/>
        </table:table-row>
        <table:table-row table:style-name="ro14">
          <table:table-cell table:style-name="ce46"/>
          <table:table-cell table:style-name="ce50" office:value-type="string" calcext:value-type="string">
            <text:p>Emitir Lista Frequência</text:p>
          </table:table-cell>
          <table:table-cell table:style-name="ce50" office:value-type="string" calcext:value-type="string">
            <text:p>EMITIR</text:p>
          </table:table-cell>
          <table:table-cell table:style-name="ce50" office:value-type="string" calcext:value-type="string">
            <text:p>TC_008_03</text:p>
          </table:table-cell>
          <table:table-cell table:style-name="ce53" office:value-type="string" calcext:value-type="string">
            <text:p>Visualizar relatório de frequência de apenas um estagiário</text:p>
          </table:table-cell>
          <table:table-cell table:style-name="ce54" office:value-type="string" calcext:value-type="string">
            <text:p><text:span text:style-name="T2">1. Coordenador seleciona opção Frequência.</text:span></text:p>
            <text:p><text:span text:style-name="T2">2. Coordenador preenche os campos corretamente da seleção de turma.</text:span></text:p>
            <text:p><text:span text:style-name="T2">3. Coordenador seleciona a turma</text:span></text:p>
            <text:p><text:span text:style-name="T2">4. Coordenador seleciona dia que deseja gerar frequência</text:span></text:p>
            <text:p><text:span text:style-name="T1">5. Coordenador preenche os campos de pesquisa com nome do estagiário que deseja pesquisar.</text:span></text:p>
            <text:p><text:span text:style-name="T1">6. Coordenador confirma a operação.</text:span></text:p>
            <text:p><text:span text:style-name="T1">7. Coordenador seleciona estagiário. </text:span></text:p>
            <text:p><text:span text:style-name="T1">8. Coordenador seleciona opção “Visualizar Frequência”</text:span></text:p>
          </table:table-cell>
          <table:table-cell table:style-name="ce53" office:value-type="string" calcext:value-type="string">
            <text:p>Sistema emite o relatório de frequência de todos os estagiários referente ao dia de pesquisa</text:p>
          </table:table-cell>
          <table:table-cell table:style-name="ce57" table:number-columns-repeated="2"/>
          <table:table-cell table:style-name="ce46" table:number-columns-repeated="1015"/>
        </table:table-row>
        <table:table-row table:style-name="ro15">
          <table:table-cell table:style-name="ce46"/>
          <table:table-cell table:style-name="ce50" office:value-type="string" calcext:value-type="string">
            <text:p>Emitir Lista Frequência</text:p>
          </table:table-cell>
          <table:table-cell table:style-name="ce50" office:value-type="string" calcext:value-type="string">
            <text:p>EMITIR</text:p>
          </table:table-cell>
          <table:table-cell table:style-name="ce50" office:value-type="string" calcext:value-type="string">
            <text:p>TC_008_04</text:p>
          </table:table-cell>
          <table:table-cell table:style-name="ce53" office:value-type="string" calcext:value-type="string">
            <text:p>Visualizar relatório de frequência de estagiário não existente</text:p>
          </table:table-cell>
          <table:table-cell table:style-name="ce54" office:value-type="string" calcext:value-type="string">
            <text:p><text:span text:style-name="T2">1. Coordenador seleciona opção Frequência.</text:span></text:p>
            <text:p><text:span text:style-name="T2">2. Coordenador preenche os campos corretamente da seleção de turma.</text:span></text:p>
            <text:p><text:span text:style-name="T2">3. Coordenador seleciona a turma</text:span></text:p>
            <text:p><text:span text:style-name="T1">4. Coordenador preenche os campos de pesquisa com nome do estagiário não cadastrado no sistema.</text:span></text:p>
            <text:p><text:span text:style-name="T1">5. Coordenador confirma a operação.</text:span></text:p>
          </table:table-cell>
          <table:table-cell table:style-name="ce53" office:value-type="string" calcext:value-type="string">
            <text:p>Sistema informa que estagiário referente a pesquisa não está cadastrado no sistema</text:p>
          </table:table-cell>
          <table:table-cell table:style-name="ce57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Emitir Lista Frequência</text:p>
          </table:table-cell>
          <table:table-cell table:style-name="ce50" office:value-type="string" calcext:value-type="string">
            <text:p>EMITIR</text:p>
          </table:table-cell>
          <table:table-cell table:style-name="ce50" office:value-type="string" calcext:value-type="string">
            <text:p>TC_008_05</text:p>
          </table:table-cell>
          <table:table-cell table:style-name="ce53" office:value-type="string" calcext:value-type="string">
            <text:p>Deixar campo turma em branco</text:p>
          </table:table-cell>
          <table:table-cell table:style-name="ce54" office:value-type="string" calcext:value-type="string">
            <text:p><text:span text:style-name="T2">1. Coordenador seleciona opção Frequência.</text:span></text:p>
            <text:p><text:span text:style-name="T1">2. Coordenador não preenche os campos corretamente da seleção de turma.</text:span></text:p>
          </table:table-cell>
          <table:table-cell table:style-name="ce53" office:value-type="string" calcext:value-type="string">
            <text:p>Sistema informa que campo turma precisa ser preenchido</text:p>
          </table:table-cell>
          <table:table-cell table:style-name="ce57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ce50" office:value-type="string" calcext:value-type="string">
            <text:p>Emitir Lista Frequência</text:p>
          </table:table-cell>
          <table:table-cell table:style-name="ce50" office:value-type="string" calcext:value-type="string">
            <text:p>EMITIR</text:p>
          </table:table-cell>
          <table:table-cell table:style-name="ce50" office:value-type="string" calcext:value-type="string">
            <text:p>TC_008_06</text:p>
          </table:table-cell>
          <table:table-cell table:style-name="ce53" office:value-type="string" calcext:value-type="string">
            <text:p>Deixar campo pesquisa em branco</text:p>
          </table:table-cell>
          <table:table-cell table:style-name="ce54" office:value-type="string" calcext:value-type="string">
            <text:p><text:span text:style-name="T2">1. Coordenador seleciona opção Frequência.</text:span></text:p>
            <text:p><text:span text:style-name="T2">2. Coordenador preenche os campos corretamente da seleção de turma.</text:span></text:p>
            <text:p><text:span text:style-name="T2">3. Coordenador seleciona a turma</text:span></text:p>
            <text:p><text:span text:style-name="T1">4. Coordenador não preenche os campos de pesquisa.</text:span></text:p>
            <text:p><text:span text:style-name="T1">5. Coordenador confirma a operação.</text:span></text:p>
          </table:table-cell>
          <table:table-cell table:style-name="ce53" office:value-type="string" calcext:value-type="string">
            <text:p>Sistema informa que campo de pesquisa precisa ser preenchido</text:p>
          </table:table-cell>
          <table:table-cell table:style-name="ce57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ce50" office:value-type="string" calcext:value-type="string">
            <text:p>Emitir Lista Frequência</text:p>
          </table:table-cell>
          <table:table-cell table:style-name="ce50" office:value-type="string" calcext:value-type="string">
            <text:p>EMITIR</text:p>
          </table:table-cell>
          <table:table-cell table:style-name="ce50" office:value-type="string" calcext:value-type="string">
            <text:p>TC_008_07</text:p>
          </table:table-cell>
          <table:table-cell table:style-name="ce53" office:value-type="string" calcext:value-type="string">
            <text:p>Preencher campo da pesquisa com caracteres especiais </text:p>
          </table:table-cell>
          <table:table-cell table:style-name="ce54" office:value-type="string" calcext:value-type="string">
            <text:p><text:span text:style-name="T2">1. Coordenador seleciona opção Frequência.</text:span></text:p>
            <text:p><text:span text:style-name="T2">2. Coordenador preenche os campos corretamente da seleção de turma.</text:span></text:p>
            <text:p><text:span text:style-name="T2">3. Coordenador seleciona a turma</text:span></text:p>
            <text:p><text:span text:style-name="T2">4. Coordenado preenche os campos de pesquisa com caracteres especiais </text:span></text:p>
            <text:p><text:span text:style-name="T1">5. Coordenador confirma a operação.</text:span></text:p>
          </table:table-cell>
          <table:table-cell table:style-name="ce53" office:value-type="string" calcext:value-type="string">
            <text:p>Sistema informa que campo da pesquisa possui valor inválido para pesquisa</text:p>
          </table:table-cell>
          <table:table-cell table:style-name="ce57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ce50" office:value-type="string" calcext:value-type="string">
            <text:p>Emitir Lista Frequência</text:p>
          </table:table-cell>
          <table:table-cell table:style-name="ce50" office:value-type="string" calcext:value-type="string">
            <text:p>EMITIR</text:p>
          </table:table-cell>
          <table:table-cell table:style-name="ce50" office:value-type="string" calcext:value-type="string">
            <text:p>TC_008_08</text:p>
          </table:table-cell>
          <table:table-cell table:style-name="ce53" office:value-type="string" calcext:value-type="string">
            <text:p>Deixar campo pesquisa com valor numérico</text:p>
          </table:table-cell>
          <table:table-cell table:style-name="ce54" office:value-type="string" calcext:value-type="string">
            <text:p><text:span text:style-name="T2">1. Coordenador seleciona opção Frequência.</text:span></text:p>
            <text:p><text:span text:style-name="T2">2. Coordenador preenche os campos corretamente da seleção de turma.</text:span></text:p>
            <text:p><text:span text:style-name="T2">3. Coordenador seleciona a turma</text:span></text:p>
            <text:p><text:span text:style-name="T2">4. Coordenado preenche os campos de pesquisa com valor numérico </text:span></text:p>
            <text:p><text:span text:style-name="T1">5. Coordenador confirma a operação.</text:span></text:p>
          </table:table-cell>
          <table:table-cell table:style-name="ce53" office:value-type="string" calcext:value-type="string">
            <text:p>Sistema informa que campo da pesquisa possui valor inválido para pesquisa</text:p>
          </table:table-cell>
          <table:table-cell table:style-name="ce57" table:number-columns-repeated="2"/>
          <table:table-cell table:style-name="ce46" table:number-columns-repeated="1015"/>
        </table:table-row>
        <table:table-row table:style-name="ro17" table:number-rows-repeated="6">
          <table:table-cell table:style-name="ce46"/>
          <table:table-cell table:style-name="ce50" table:number-columns-repeated="3"/>
          <table:table-cell table:style-name="ce53" table:number-columns-repeated="3"/>
          <table:table-cell table:style-name="ce57" table:number-columns-repeated="2"/>
          <table:table-cell table:style-name="ce46" table:number-columns-repeated="1015"/>
        </table:table-row>
        <table:table-row table:style-name="ro17">
          <table:table-cell table:style-name="ce46"/>
          <table:table-cell table:style-name="ce50" table:number-columns-repeated="3"/>
          <table:table-cell table:style-name="ce53" table:number-columns-repeated="3"/>
          <table:table-cell table:style-name="ce57" table:number-columns-repeated="2"/>
          <table:table-cell table:style-name="ce46" table:number-columns-repeated="1014"/>
          <table:table-cell table:style-name="Default"/>
        </table:table-row>
        <table:table-row table:style-name="ro17">
          <table:table-cell table:style-name="ce46"/>
          <table:table-cell table:style-name="ce50" table:number-columns-repeated="3"/>
          <table:table-cell table:style-name="ce53" table:number-columns-repeated="3"/>
          <table:table-cell table:style-name="ce57" table:number-columns-repeated="2"/>
          <table:table-cell table:style-name="ce46" table:number-columns-repeated="1015"/>
        </table:table-row>
        <table:table-row table:style-name="ro1" table:number-rows-repeated="3">
          <table:table-cell table:style-name="ce46"/>
          <table:table-cell table:number-columns-repeated="6"/>
          <table:table-cell table:style-name="ce46" table:number-columns-repeated="1017"/>
        </table:table-row>
        <table:table-row table:style-name="ro1" table:number-rows-repeated="26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5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6" office:value-type="string" calcext:value-type="string">
            <text:p>Resultado da Execução</text:p>
          </table:table-cell>
          <table:table-cell table:style-name="ce26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9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4"/>
          <table:table-cell table:style-name="Default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 style:data-style-name="N2" text:time-value="08:33:36.4031530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5-19T08:47:05.301767453</dc:date>
    <meta:editing-duration>PT3H12M54S</meta:editing-duration>
    <meta:editing-cycles>21</meta:editing-cycles>
    <meta:document-statistic meta:table-count="4" meta:cell-count="97" meta:object-count="0"/>
  </office:meta>
</office:document-meta>
</file>